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1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7.075cm"/>
    </style:style>
    <style:style style:name="co4" style:family="table-column">
      <style:table-column-properties fo:break-before="auto" style:column-width="6.2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473cm" fo:break-before="auto" style:use-optimal-row-height="false"/>
    </style:style>
    <style:style style:name="ro12" style:family="table-row">
      <style:table-row-properties style:row-height="1.42cm" fo:break-before="auto" style:use-optimal-row-height="false"/>
    </style:style>
    <style:style style:name="ro13" style:family="table-row">
      <style:table-row-properties style:row-height="0.921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1.579cm" fo:break-before="auto" style:use-optimal-row-height="false"/>
    </style:style>
    <style:style style:name="ro16" style:family="table-row">
      <style:table-row-properties style:row-height="0.974cm" fo:break-before="auto" style:use-optimal-row-height="false"/>
    </style:style>
    <style:style style:name="ro17" style:family="table-row">
      <style:table-row-properties style:row-height="1.21cm" fo:break-before="auto" style:use-optimal-row-height="false"/>
    </style:style>
    <style:style style:name="ro18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wrap-option="wrap"/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37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Referentiel CGU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10"/>
        <table:table-column table:style-name="co4" table:default-cell-style-name="ce6"/>
        <table:table-column table:style-name="co4" table:default-cell-style-name="ce2"/>
        <table:table-column table:style-name="co3" table:default-cell-style-name="ce6"/>
        <table:table-column table:style-name="co3" table:default-cell-style-name="Default"/>
        <table:table-column table:style-name="co5" table:default-cell-style-name="ce4"/>
        <table:table-row table:style-name="ro1">
          <table:table-cell table:style-name="ce1" office:value-type="string">
            <text:p>Niveau 1</text:p>
          </table:table-cell>
          <table:table-cell table:style-name="ce5" office:value-type="string">
            <text:p>Variantes ( FR) </text:p>
          </table:table-cell>
          <table:table-cell table:style-name="ce11" office:value-type="string">
            <text:p>Exemples</text:p>
          </table:table-cell>
          <table:table-cell table:style-name="ce5" office:value-type="string">
            <text:p>EP TOSBR ( ENG)</text:p>
          </table:table-cell>
          <table:table-cell table:style-name="ce5" office:value-type="string">
            <text:p>EP TOSBR ( FR)</text:p>
          </table:table-cell>
          <table:table-cell table:style-name="ce5" office:value-type="string">
            <text:p>PRIVACY ICONS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>
            <text:p>1. Communication à des tiers </text:p>
          </table:table-cell>
          <table:table-cell table:style-name="ce2"/>
          <table:table-cell table:style-name="ce4"/>
          <table:table-cell table:style-name="ce2"/>
          <table:table-cell/>
          <table:table-cell table:style-name="ce2"/>
          <table:table-cell table:number-columns-repeated="2"/>
        </table:table-row>
        <table:table-row table:style-name="ro2">
          <table:table-cell table:style-name="ce1"/>
          <table:table-cell table:style-name="ce6" office:value-type="string">
            <text:p>1.0 pas de communication à des tiers </text:p>
          </table:table-cell>
          <table:table-cell/>
          <table:table-cell office:value-type="string">
            <text:p>won't share you data with third parties</text:p>
          </table:table-cell>
          <table:table-cell table:style-name="ce8" office:value-type="string">
            <text:p>Aucune communication des données personnelles aux tiers 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1"/>
          <table:table-cell table:style-name="ce6" office:value-type="string">
            <text:p>1.1 communication aux autorités sur la base des obligations légales</text:p>
          </table:table-cell>
          <table:table-cell table:style-name="ce12" office:value-type="string">
            <text:p>WhatApp, Viber ou Canal + </text:p>
          </table:table-cell>
          <table:table-cell office:value-type="string">
            <text:p>won't share information to a requesting authority without a legal basis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1.2 collecte opt-in pour sollicitation commerciale sauf pour produits et services équivalents</text:p>
          </table:table-cell>
          <table:table-cell table:style-name="ce12" office:value-type="string">
            <text:p>Vente privée, Deezer, Groupon, Blablacar, Adopte un mec </text:p>
          </table:table-cell>
          <table:table-cell/>
          <table:table-cell table:style-name="ce13"/>
          <table:table-cell table:number-columns-repeated="3"/>
        </table:table-row>
        <table:table-row table:style-name="ro2">
          <table:table-cell/>
          <table:table-cell table:style-name="ce6" office:value-type="string">
            <text:p>1.3 <text:s/>communication <text:s/>à des tiers <text:s text:c="2"/>sous forme agrégées et anonymisées <text:s/></text:p>
          </table:table-cell>
          <table:table-cell table:style-name="ce12" office:value-type="string">
            <text:p>Trip Advisor et 8 Tracks </text:p>
          </table:table-cell>
          <table:table-cell office:value-type="string">
            <text:p>enables third-party advertisers to target you by default </text:p>
          </table:table-cell>
          <table:table-cell table:style-name="ce8" office:value-type="string">
            <text:p>Transmission à des tiers de données anonymisées </text:p>
          </table:table-cell>
          <table:table-cell office:value-type="string">
            <text:p><text:s/>Third-party use/ AD networks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>
            <text:p>1.4 communication à des tiers en fonction des paramétrages du compte décidés par l'utilisateur</text:p>
          </table:table-cell>
          <table:table-cell table:style-name="ce12" office:value-type="string">
            <text:p>Twitter, Viadeo, Skype</text:p>
          </table:table-cell>
          <table:table-cell table:number-columns-repeated="2"/>
          <table:table-cell office:value-type="string">
            <text:p><text:s/>Third-party use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>
            <text:p>1.5 communication à des tiers prédéterminés et énumérés</text:p>
          </table:table-cell>
          <table:table-cell table:style-name="ce12"/>
          <table:table-cell office:value-type="string">
            <text:p>can share your personal information with other parties </text:p>
          </table:table-cell>
          <table:table-cell/>
          <table:table-cell office:value-type="string">
            <text:p><text:s/>Third-party use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>
            <text:p>1.6 communication à des tiers <text:s/>avec restrictions liées aux destinataires ( fournisseurs et filiales) <text:s/></text:p>
          </table:table-cell>
          <table:table-cell table:style-name="ce12" office:value-type="string">
            <text:p>Airbnb, Microsoft, Rue du Commerce, Go Voyage ou Uber </text:p>
          </table:table-cell>
          <table:table-cell office:value-type="string">
            <text:p>can share your personal information with other parties </text:p>
          </table:table-cell>
          <table:table-cell table:style-name="ce1"/>
          <table:table-cell office:value-type="string">
            <text:p><text:s/>Third-party use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string">
            <text:p>1.7 communication à des tiers avec restrictions liés <text:s/>aux secteurs d'activité <text:s/></text:p>
          </table:table-cell>
          <table:table-cell office:value-type="string">
            <text:p>Trip Advisor, Allo Resto </text:p>
          </table:table-cell>
          <table:table-cell office:value-type="string">
            <text:p>enables third-party advertisers to target you by default / can share your personal information with other parties </text:p>
          </table:table-cell>
          <table:table-cell table:style-name="ce1"/>
          <table:table-cell office:value-type="string">
            <text:p><text:s/>Third-party use/ AD networks ( si AD)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>
            <text:p>1.8 Communication des DP à des tiers pour marketing direct</text:p>
          </table:table-cell>
          <table:table-cell table:style-name="ce12" office:value-type="string">
            <text:p>Apple, Couchsurfing, Kayak, Instagram, <text:s/></text:p>
          </table:table-cell>
          <table:table-cell office:value-type="string">
            <text:p>reserve the right to disclose personal info, no notification</text:p>
          </table:table-cell>
          <table:table-cell table:style-name="ce1"/>
          <table:table-cell office:value-type="string">
            <text:p><text:s/>Third-party use/ AD network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2.Viralité des conditions de réutilisation des données personnelles par les tiers 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6" office:value-type="string">
            <text:p>2.0 pas de communication à des tiers </text:p>
          </table:table-cell>
          <table:table-cell/>
          <table:table-cell office:value-type="string">
            <text:p>won't share you data with third parties</text:p>
          </table:table-cell>
          <table:table-cell table:number-columns-repeated="4"/>
        </table:table-row>
        <table:table-row table:style-name="ro4">
          <table:table-cell/>
          <table:table-cell table:style-name="ce8" office:value-type="string">
            <text:p>2.1 Engagement sur la viralité des conditions </text:p>
          </table:table-cell>
          <table:table-cell table:style-name="ce12" office:value-type="string">
            <text:p>TomTom , Amazon , Google, PayPal, Twitter et Skype </text:p>
          </table:table-cell>
          <table:table-cell table:number-columns-repeated="2"/>
          <table:table-cell table:style-name="ce8" office:value-type="string">
            <text:p>Third-party use 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>
            <text:p>2.2 Engagement sur la viralité des conditions uniquement pour les prestataires de services </text:p>
          </table:table-cell>
          <table:table-cell table:style-name="ce12" office:value-type="string">
            <text:p>Groupon, Canal +, Rue du Commerce</text:p>
          </table:table-cell>
          <table:table-cell table:number-columns-repeated="2"/>
          <table:table-cell table:style-name="ce8" office:value-type="string">
            <text:p>Third-party use 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>
            <text:p>2.3 pas d'engagement sur la viralité des conditions , soumission à des obligations contractuelles spécifiques</text:p>
          </table:table-cell>
          <table:table-cell table:style-name="ce12" office:value-type="string">
            <text:p>AirbnB , Booking, Instagram, Blizzard, Spotify ( Facebook), </text:p>
          </table:table-cell>
          <table:table-cell table:number-columns-repeated="2"/>
          <table:table-cell table:style-name="ce8" office:value-type="string">
            <text:p>Third-party use 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>
            <text:p>2.4 pas d'engagement sur la viralité</text:p>
          </table:table-cell>
          <table:table-cell office:value-type="string">
            <text:p>Apple </text:p>
          </table:table-cell>
          <table:table-cell table:style-name="ce8" office:value-type="string">
            <text:p>may transfer and process your data to somewhere outside of your country </text:p>
          </table:table-cell>
          <table:table-cell/>
          <table:table-cell table:style-name="ce8" office:value-type="string">
            <text:p>Third-party use </text:p>
          </table:table-cell>
          <table:table-cell table:number-columns-repeated="2"/>
        </table:table-row>
        <table:table-row table:style-name="ro5">
          <table:table-cell table:style-name="ce1" office:value-type="string">
            <text:p>3. Information préalable pour la communication des données personnelles à des tiers en cas de fusion / absorption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table:style-name="ce8" office:value-type="string">
            <text:p>3.0 collecte Opt-In préalable à la transmission en cas de fusion/ acquisition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3.1 information préalable <text:s/>avant <text:s/>la fusion/ acquisition </text:p>
          </table:table-cell>
          <table:table-cell table:style-name="ce12" office:value-type="string">
            <text:p>Airbnb, eBay, HomeBubble </text:p>
          </table:table-cell>
          <table:table-cell table:style-name="ce8" office:value-type="string">
            <text:p>You can give comments before changes </text:p>
          </table:table-cell>
          <table:table-cell/>
          <table:table-cell table:style-name="ce8"/>
          <table:table-cell table:number-columns-repeated="2"/>
        </table:table-row>
        <table:table-row table:style-name="ro2">
          <table:table-cell/>
          <table:table-cell table:style-name="ce6" office:value-type="string">
            <text:p>3.2 information préalable <text:s/>avec possibilité Opt-Out avant et après <text:s/>la fusion/ acquisition </text:p>
          </table:table-cell>
          <table:table-cell table:style-name="ce12" office:value-type="string">
            <text:p>Medium et Dropbox , MyKolab.com</text:p>
          </table:table-cell>
          <table:table-cell table:style-name="ce8" office:value-type="string">
            <text:p>4 weeks to review changes and possibility to negotiate </text:p>
          </table:table-cell>
          <table:table-cell table:number-columns-repeated="4"/>
        </table:table-row>
        <table:table-row table:style-name="ro6">
          <table:table-cell/>
          <table:table-cell table:style-name="ce6" office:value-type="string">
            <text:p>3.3 Pas d’information préalable transmission en cas de fusion mais exigence respect politique confidentialité </text:p>
          </table:table-cell>
          <table:table-cell table:style-name="ce12" office:value-type="string">
            <text:p>Viber </text:p>
          </table:table-cell>
          <table:table-cell office:value-type="string">
            <text:p><text:s/>may sell user data as part of a business transfer + Personal information can be disclosed in case of business transfer or insolvency + does not notify users before being involved in a merger, sale, or acquisition </text:p>
          </table:table-cell>
          <table:table-cell table:number-columns-repeated="4"/>
        </table:table-row>
        <table:table-row table:style-name="ro7">
          <table:table-cell/>
          <table:table-cell table:style-name="ce6" office:value-type="string">
            <text:p>3.4 Pas d’information préalable transmission en cas de fusion </text:p>
          </table:table-cell>
          <table:table-cell table:style-name="ce12" office:value-type="string">
            <text:p>Apple, <text:s/>de Vine, de WhatsApp, d’AlloCiné, d’Allo Resto, de Tom Tom, de Twitter, de Snapchat, de Linkedin, de Tumblr, de Samsung, de Steam , de Trip Advisor, <text:s/>de Instagram, de Blizzard, de 8Tracks, de VSCO, de Facebook, de Skype, de Paypal, de Pinterest, de Netflix, de Kayak </text:p>
          </table:table-cell>
          <table:table-cell office:value-type="string">
            <text:p><text:s/>may sell user data as part of a business transfer + <text:s/>Terms may be changed any time at their discretion, without notice to the user + Personal information can be disclosed in case of business transfer or insolvency + does not notify users before being involved in a merger, sale, or acquisition </text:p>
          </table:table-cell>
          <table:table-cell table:number-columns-repeated="4"/>
        </table:table-row>
        <table:table-row table:style-name="ro2">
          <table:table-cell table:style-name="ce1" office:value-type="string">
            <text:p>4. Finalité de la réutilisation des données personnelles collectées 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table:style-name="ce6" office:value-type="string">
            <text:p>4.0 Pour finalité statistique et la facturation</text:p>
          </table:table-cell>
          <table:table-cell/>
          <table:table-cell table:style-name="ce8" office:value-type="string">
            <text:p>Only for personal and non-commercial use 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4.1 Pour fournir le service et les offres adaptées </text:p>
          </table:table-cell>
          <table:table-cell office:value-type="string">
            <text:p>Meetic, Netflix, Uber</text:p>
          </table:table-cell>
          <table:table-cell table:style-name="ce8" office:value-type="string">
            <text:p>Your personal information is used for limited purposes </text:p>
          </table:table-cell>
          <table:table-cell/>
          <table:table-cell office:value-type="string">
            <text:p>Site Use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>
            <text:p>4.2 Pour de la publicité ciblée </text:p>
          </table:table-cell>
          <table:table-cell/>
          <table:table-cell table:style-name="ce8"/>
          <table:table-cell/>
          <table:table-cell table:style-name="ce8" office:value-type="string">
            <text:p>AD networks </text:p>
          </table:table-cell>
          <table:table-cell table:number-columns-repeated="2"/>
        </table:table-row>
        <table:table-row table:style-name="ro8">
          <table:table-cell/>
          <table:table-cell table:style-name="ce6" office:value-type="string">
            <text:p>4.3 Pour les collecter, les utiliser, les agréger, les transférer, les divulguer à quelque fin que se soit</text:p>
          </table:table-cell>
          <table:table-cell office:value-type="string">
            <text:p>Apple </text:p>
          </table:table-cell>
          <table:table-cell table:number-columns-repeated="2"/>
          <table:table-cell office:value-type="string">
            <text:p>Transactio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5. Agrégation des données 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6" office:value-type="string">
            <text:p>5.0 Pas d’agrégation</text:p>
          </table:table-cell>
          <table:table-cell table:number-columns-repeated="6"/>
        </table:table-row>
        <table:table-row table:style-name="ro9">
          <table:table-cell/>
          <table:table-cell table:style-name="ce6" office:value-type="string">
            <text:p>5.1 agrégation avec des données non personnelles</text:p>
          </table:table-cell>
          <table:table-cell table:number-columns-repeated="6"/>
        </table:table-row>
        <table:table-row table:style-name="ro3">
          <table:table-cell/>
          <table:table-cell table:style-name="ce6" office:value-type="string">
            <text:p>5.2 Agrégation avec des données personnelles disponibles sur les comptes sociaux de l'utilisateur </text:p>
          </table:table-cell>
          <table:table-cell table:style-name="ce12" office:value-type="string">
            <text:p>Vine, Medium, Groupon, , Couchsurfing, Booking, eBay, Asos, TripAdvisor, Spotify, Soundhound, <text:s/>Allo Resto 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5.3 Agrégation avec l'ensemble des données personnelles disponibles sur l'utilisateur 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5.4 Revente des données agrégées et anonymisées <text:s/>à des tiers </text:p>
          </table:table-cell>
          <table:table-cell office:value-type="string">
            <text:p>Airbnb</text:p>
          </table:table-cell>
          <table:table-cell table:number-columns-repeated="5"/>
        </table:table-row>
        <table:table-row table:style-name="ro10">
          <table:table-cell/>
          <table:table-cell table:style-name="ce6"/>
          <table:table-cell table:number-columns-repeated="6"/>
        </table:table-row>
        <table:table-row table:style-name="ro1">
          <table:table-cell table:style-name="ce1" office:value-type="string">
            <text:p>6. Données d’identité 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8" office:value-type="string">
            <text:p>6.0 Utilisation d’un pseudo autorisé </text:p>
          </table:table-cell>
          <table:table-cell/>
          <table:table-cell office:value-type="string">
            <text:p>Pseudonym allowed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>
            <text:p>6.1 Identification obligatoire pour la fourniture du service ( base légale) </text:p>
          </table:table-cell>
          <table:table-cell/>
          <table:table-cell table:style-name="ce8" office:value-type="string">
            <text:p>No pseudonym allowed + You must provide your legal name upon registration 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6.2 Identification obligatoire pour la fourniture du service ( hors base légale) </text:p>
          </table:table-cell>
          <table:table-cell/>
          <table:table-cell table:style-name="ce8" office:value-type="string">
            <text:p>No pseudonym allowed </text:p>
          </table:table-cell>
          <table:table-cell table:number-columns-repeated="4"/>
        </table:table-row>
        <table:table-row table:style-name="ro1">
          <table:table-cell table:style-name="ce3" office:value-type="string">
            <text:p>7. Données d'identification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/>
          <table:table-cell table:style-name="ce8" office:value-type="string">
            <text:p>7.0 Uniquement pour l’accès aux services </text:p>
          </table:table-cell>
          <table:table-cell table:number-columns-repeated="6"/>
        </table:table-row>
        <table:table-row table:style-name="ro11">
          <table:table-cell/>
          <table:table-cell table:style-name="ce6" office:value-type="string">
            <text:p>7.1 Utilisation de l'identifiant d'un tiers service et échange de données en fonction du paramétrage </text:p>
          </table:table-cell>
          <table:table-cell/>
          <table:table-cell office:value-type="string">
            <text:p>This service tracks you on other websites </text:p>
          </table:table-cell>
          <table:table-cell table:number-columns-repeated="4"/>
        </table:table-row>
        <table:table-row table:style-name="ro12">
          <table:table-cell/>
          <table:table-cell table:style-name="ce7" office:value-type="string">
            <text:p>7.2 Fourniture d'un identifiant et récupération des données disponibles sur les services utilisés <text:s/></text:p>
          </table:table-cell>
          <table:table-cell office:value-type="string">
            <text:p>Facebook, Google +, Twitter</text:p>
          </table:table-cell>
          <table:table-cell office:value-type="string">
            <text:p>automatically shares your data with many other service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8. Informations publiques / données de profil 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1"/>
          <table:table-cell table:style-name="ce8" office:value-type="string">
            <text:p><text:s/>8.0 Données non accessibles aux autres utilisateurs </text:p>
          </table:table-cell>
          <table:table-cell office:value-type="string">
            <text:p>Mappy, 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8.1 Uniquement accessible aux autres utilisateurs </text:p>
          </table:table-cell>
          <table:table-cell office:value-type="string">
            <text:p>Apple , Allo resto, Snapchat, eBay, Paypal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>
            <text:p>8.2 Mise à disposition des partenaires pour référencement et agrégation (avec opt-in) </text:p>
          </table:table-cell>
          <table:table-cell office:value-type="string">
            <text:p>Airbnb , Linkedin, Booking, Dropbox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>
            <text:p>8.3 Mise à disposition publique pour référencement et agrégation ( avec opt-out) </text:p>
          </table:table-cell>
          <table:table-cell office:value-type="string">
            <text:p>Yahoo, Allociné, Tumblr, Medium, Spotify, Facebook, Viadeo</text:p>
          </table:table-cell>
          <table:table-cell office:value-type="string">
            <text:p>automatically shares your data with many other servic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9. Collecte données de localisation 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8" office:value-type="string">
            <text:p>9.0 Pas de collecte de données de localisation 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9.1 Uniquement pour et pendant la fourniture de service </text:p>
          </table:table-cell>
          <table:table-cell office:value-type="string">
            <text:p>Orange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>
            <text:p>9.2 Mise à disposition des partenaires pour référencement et agrégation (avec opt-in) </text:p>
          </table:table-cell>
          <table:table-cell office:value-type="string">
            <text:p>Google, Apple, Twitter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>
            <text:p>9.3 Publication automatique / poursuite de la collecte dans le temps après l’activation / concession de licence d’exploitation perpétuelle </text:p>
          </table:table-cell>
          <table:table-cell table:style-name="ce12" office:value-type="string">
            <text:p>Spyce , Foursquar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0. Collecte données du terminal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8" office:value-type="string">
            <text:p>10.0 <text:s/>Aucune collecte 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10.1 Collecte des données de profilage et des données techniques pour la fourniture du service </text:p>
          </table:table-cell>
          <table:table-cell office:value-type="string">
            <text:p>Amazon, DailyMotion, Vine, Allo Resto, Twitter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>
            <text:p>10.2 Collecte des données de profilage et des données personnelles pour la fourniture du service </text:p>
          </table:table-cell>
          <table:table-cell office:value-type="string">
            <text:p>Apple Genius, Kayak, Hubic , Snapchat, Facebook, Google, Paypal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1. Cookies </text:p>
          </table:table-cell>
          <table:table-cell table:style-name="ce6"/>
          <table:table-cell table:number-columns-repeated="6"/>
        </table:table-row>
        <table:table-row table:style-name="ro14">
          <table:table-cell/>
          <table:table-cell table:style-name="ce8" office:value-type="string">
            <text:p>11.0 Opt-in pour <text:s/>le dépôt de cookies </text:p>
          </table:table-cell>
          <table:table-cell/>
          <table:table-cell table:style-name="ce8" office:value-type="string">
            <text:p>does not require cookies to function / No tracking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11.1 <text:s/>Opt-out : Droit pour les internautes de refuser les cookies </text:p>
          </table:table-cell>
          <table:table-cell office:value-type="string">
            <text:p>Vine, <text:s/>Hubic, LastPass, BlaBlacar</text:p>
          </table:table-cell>
          <table:table-cell table:style-name="ce8" office:value-type="string">
            <text:p>uses temporary session cookies </text:p>
          </table:table-cell>
          <table:table-cell/>
          <table:table-cell table:style-name="ce8" office:value-type="string">
            <text:p>tracking </text:p>
          </table:table-cell>
          <table:table-cell table:number-columns-repeated="2"/>
        </table:table-row>
        <table:table-row table:style-name="ro15">
          <table:table-cell/>
          <table:table-cell table:style-name="ce8" office:value-type="string">
            <text:p>11.2 Opt-out : Droit pour les internautes de refuser les cookies mais fonctionnement dégradé du service </text:p>
          </table:table-cell>
          <table:table-cell office:value-type="string">
            <text:p>Twitter, DailyMotion, VentePrivee, TomTom, Deezer, Linkedin, HomeBubble, Rue du Commerce, Booking, eBay, TripAdvisor, Uber, Viber, Spotify, Viadeo, Apple, Boursorama</text:p>
          </table:table-cell>
          <table:table-cell table:style-name="ce8" office:value-type="string">
            <text:p>uses temporary session cookies </text:p>
          </table:table-cell>
          <table:table-cell/>
          <table:table-cell table:style-name="ce8" office:value-type="string">
            <text:p>tracking 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string">
            <text:p>11.3 Utilisation obligatoire et possible association avec des données personnelles pour permettre le fonctionnement du service </text:p>
          </table:table-cell>
          <table:table-cell office:value-type="string">
            <text:p>Airbnb , Whatsapp, AlloCiné, Tumblr, Medium, Google</text:p>
          </table:table-cell>
          <table:table-cell office:value-type="string">
            <text:p>Non-transparent use of cookies and third party ads</text:p>
          </table:table-cell>
          <table:table-cell/>
          <table:table-cell table:style-name="ce8" office:value-type="string">
            <text:p>tracking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2. Pixels espion 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8" office:value-type="string">
            <text:p>12.0 Pas d’utilisation </text:p>
          </table:table-cell>
          <table:table-cell table:number-columns-repeated="6"/>
        </table:table-row>
        <table:table-row table:style-name="ro3">
          <table:table-cell/>
          <table:table-cell table:style-name="ce8" office:value-type="string">
            <text:p>12.1 Pour connaître le taux d’ouverture des courriels ou pour finalités légitimes explicitement déterminées </text:p>
          </table:table-cell>
          <table:table-cell office:value-type="string">
            <text:p>Skype, Amazon, Groupon, Couchsurfing, Blablacar, Booking, Spotify, Facebook, Apple, Google, Paypal</text:p>
          </table:table-cell>
          <table:table-cell table:number-columns-repeated="2"/>
          <table:table-cell table:style-name="ce8" office:value-type="string">
            <text:p>tracking 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>
            <text:p>12.2 Implémentation sans transparence ni précision sur les finalités </text:p>
          </table:table-cell>
          <table:table-cell office:value-type="string">
            <text:p>Airbnb , Snapchat, Steam, Viber, Kayak, Instagram</text:p>
          </table:table-cell>
          <table:table-cell table:style-name="ce8" office:value-type="string">
            <text:p>Non-transparent use of cookies and third party ads </text:p>
          </table:table-cell>
          <table:table-cell/>
          <table:table-cell table:style-name="ce8" office:value-type="string">
            <text:p>tracking </text:p>
          </table:table-cell>
          <table:table-cell table:number-columns-repeated="2"/>
        </table:table-row>
        <table:table-row table:style-name="ro1">
          <table:table-cell table:style-name="ce3" office:value-type="string">
            <text:p>13. Conservation des données 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6" office:value-type="string">
            <text:p>13.0 Pas de conservation des données 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13.1 Seuls les journaux nécessaires et les informations de débogage sont conservés</text:p>
          </table:table-cell>
          <table:table-cell/>
          <table:table-cell table:style-name="ce8" office:value-type="string">
            <text:p>Only the necessary logs and debug information are kept </text:p>
          </table:table-cell>
          <table:table-cell table:style-name="ce14"/>
          <table:table-cell table:number-columns-repeated="3"/>
        </table:table-row>
        <table:table-row table:style-name="ro2">
          <table:table-cell/>
          <table:table-cell table:style-name="ce6" office:value-type="string">
            <text:p>13.2 peut conserver vos données après la désactivation à des fins commerciales légitimes</text:p>
          </table:table-cell>
          <table:table-cell/>
          <table:table-cell office:value-type="string">
            <text:p>may retain your data after deactivation for legitimate business purposes </text:p>
          </table:table-cell>
          <table:table-cell/>
          <table:table-cell table:style-name="ce8" office:value-type="string">
            <text:p>Retention Period 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>
            <text:p>13.3 vous accordez une licence perpétuelle sur vos données collectées </text:p>
          </table:table-cell>
          <table:table-cell/>
          <table:table-cell office:value-type="string">
            <text:p>You grant perpetual license to anything you publish </text:p>
          </table:table-cell>
          <table:table-cell/>
          <table:table-cell table:style-name="ce8" office:value-type="string">
            <text:p>Retention Period 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4. Délai de conservation des données et d'anonymisation 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6" office:value-type="string">
            <text:p>14.0 Pas de conservation des données 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14.1 Conservation des données 3 mois après la suppression du compte 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14.2 Conservation des données plus de 6 mois après la suppression du compte </text:p>
          </table:table-cell>
          <table:table-cell office:value-type="string">
            <text:p>DailyMotion ( 1an), Twitter ( 18 mois), Facebook, Kayak, Netflik, Instagram,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15. Suppression du compte 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6" office:value-type="string">
            <text:p>15.0 Suppression du compte à la demande</text:p>
          </table:table-cell>
          <table:table-cell table:number-columns-repeated="2"/>
          <table:table-cell table:style-name="ce8" office:value-type="string">
            <text:p> arrêt à la demande 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15.1 Menu de suppression caché dans la politique de confidentialité</text:p>
          </table:table-cell>
          <table:table-cell table:number-columns-repeated="2"/>
          <table:table-cell table:style-name="ce8" office:value-type="string">
            <text:p>Menu de suppression caché dans la politique de confidentialité 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15.2 L'opérateur peut supprimer le compte à sa discrétion </text:p>
          </table:table-cell>
          <table:table-cell/>
          <table:table-cell table:style-name="ce8" office:value-type="string">
            <text:p>may close your account at their sole discretion </text:p>
          </table:table-cell>
          <table:table-cell table:number-columns-repeated="4"/>
        </table:table-row>
        <table:table-row table:style-name="ro16">
          <table:table-cell/>
          <table:table-cell table:style-name="ce6" office:value-type="string">
            <text:p>15.3 Vous ne pouvez pas supprimer votre compte </text:p>
          </table:table-cell>
          <table:table-cell/>
          <table:table-cell office:value-type="string">
            <text:p>You cannot delete your account </text:p>
          </table:table-cell>
          <table:table-cell table:style-name="ce8" office:value-type="string">
            <text:p>Aucune résiliation possible 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6.Indications en cas de faille de sécurité notée par le fournisseur de contenus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table:style-name="ce6" office:value-type="string">
            <text:p>16.1 Information de l’utilisateur en cas de faille de sécurité</text:p>
          </table:table-cell>
          <table:table-cell office:value-type="string">
            <text:p>WhatsApp</text:p>
          </table:table-cell>
          <table:table-cell table:style-name="ce8" office:value-type="string">
            <text:p>warns you if emergency maintenance is happening 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>
            <text:p>16.2 Pas d’information de l’utilisateur en cas de faille de sécurité ou éxonération de toute responsabilité</text:p>
          </table:table-cell>
          <table:table-cell office:value-type="string">
            <text:p>eBay, Spotify, Soundhound, Snapchat, Apple</text:p>
          </table:table-cell>
          <table:table-cell table:number-columns-repeated="5"/>
        </table:table-row>
        <table:table-row table:style-name="ro17">
          <table:table-cell table:style-name="ce3" office:value-type="string">
            <text:p>17. Transfert des DP sous loi américaine 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6" office:value-type="string">
            <text:p>17.0 Pas de transfert extra-territorial</text:p>
          </table:table-cell>
          <table:table-cell office:value-type="string">
            <text:p>Blablacar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17.1 Application des principes de Safe Harbor</text:p>
          </table:table-cell>
          <table:table-cell office:value-type="string">
            <text:p>Couchsurfing, Valve, eBay, Apple, Kayak, Google, Uber</text:p>
          </table:table-cell>
          <table:table-cell/>
          <table:table-cell table:style-name="ce8" office:value-type="string">
            <text:p>Utilisation des données aux États-Unis 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17.2 Pas d'adhésion aux EU Safe Harbor</text:p>
          </table:table-cell>
          <table:table-cell office:value-type="string">
            <text:p>Trip Advisor , Snapchat, </text:p>
          </table:table-cell>
          <table:table-cell/>
          <table:table-cell table:style-name="ce8" office:value-type="string">
            <text:p>Utilisation des données aux États-Unis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8. Modification des CGU et de la politique de confidentialité 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table:style-name="ce6" office:value-type="string">
            <text:p>18.0 Consentement préalable des personnes concernées</text:p>
          </table:table-cell>
          <table:table-cell office:value-type="string">
            <text:p>HomeBubble</text:p>
          </table:table-cell>
          <table:table-cell table:number-columns-repeated="5"/>
        </table:table-row>
        <table:table-row table:style-name="ro5">
          <table:table-cell/>
          <table:table-cell table:style-name="ce8" office:value-type="string">
            <text:p>18.1 Engagement de ne pas baisser le niveau de confidentialité de manière substantielle sans l'information <text:s/>préalable des personnes concernées </text:p>
          </table:table-cell>
          <table:table-cell office:value-type="string">
            <text:p>Amazon, <text:s/>Snapchat, TrpAdvisor, Uber</text:p>
          </table:table-cell>
          <table:table-cell/>
          <table:table-cell table:style-name="ce8" office:value-type="string">
            <text:p> Communication des principaux changements de CGU 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>
            <text:p>18.2 Changement régulier sans information préalable de l'utilisateur </text:p>
          </table:table-cell>
          <table:table-cell office:value-type="string">
            <text:p>Tumblr, Viber, Sounhound, Spotify, </text:p>
          </table:table-cell>
          <table:table-cell table:style-name="ce8" office:value-type="string">
            <text:p>Terms may be changed any time at their discretion, without notice to the user </text:p>
          </table:table-cell>
          <table:table-cell table:style-name="ce8" office:value-type="string">
            <text:p>Modifications à tout moment des CGU 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9. Droit applicable/ recours </text:p>
          </table:table-cell>
          <table:table-cell table:style-name="ce6"/>
          <table:table-cell table:number-columns-repeated="3"/>
          <table:table-cell table:style-name="ce8" office:value-type="string">
            <text:p>Law enforcement </text:p>
          </table:table-cell>
          <table:table-cell table:number-columns-repeated="2"/>
        </table:table-row>
        <table:table-row table:style-name="ro18">
          <table:table-cell/>
          <table:table-cell table:style-name="ce7" office:value-type="string">
            <text:p>19.1 application du droit français / législation CNIL</text:p>
          </table:table-cell>
          <table:table-cell table:number-columns-repeated="2"/>
          <table:table-cell table:style-name="ce8" office:value-type="string">
            <text:p>Juridiction française 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19.2 application du droit européen 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19.3 application du droit californien </text:p>
          </table:table-cell>
          <table:table-cell table:number-columns-repeated="2"/>
          <table:table-cell table:style-name="ce8" office:value-type="string">
            <text:p>Droit californien applicable, sous réserve des règles de conflit de lois 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>
            <text:p>19.4 renonciation au procès et aux recours collectifs. Convention d'arbitrage. Application du droit américain </text:p>
          </table:table-cell>
          <table:table-cell/>
          <table:table-cell office:value-type="string">
            <text:p>Lawsuit and class action waiver. Arbitration agreement. Survives termination of ToU agreemen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>
            <text:p>19.4 renonciation au procès et aux recours collectifs. Application du droit américain </text:p>
          </table:table-cell>
          <table:table-cell/>
          <table:table-cell office:value-type="string">
            <text:p>Lawsuit and class action waiver. Arbitration for dispute resolution in the United States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/>
          <table:table-cell table:style-name="ce6" office:value-type="string">
            <text:p>19.5 exonération totale de responsabilité</text:p>
          </table:table-cell>
          <table:table-cell/>
          <table:table-cell office:value-type="string">
            <text:p>You defend, indemnify, and hold app.net harmless in case of a claim related to your use of the service</text:p>
          </table:table-cell>
          <table:table-cell table:style-name="ce8" office:value-type="string">
            <text:p>Clause limitative de responsabilité maximale 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>
            <text:p>20. portabilité des données </text:p>
          </table:table-cell>
          <table:table-cell table:style-name="ce6"/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/>
          <table:table-cell table:style-name="ce6" office:value-type="string">
            <text:p>20.1 portabilité des données par API Personal Data avec collecte des CGR associées</text:p>
          </table:table-cell>
          <table:table-cell table:style-name="ce4"/>
          <table:table-cell table:style-name="ce8" office:value-type="string">
            <text:p>You can get your data back 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6" office:value-type="string">
            <text:p>20.2 portabilité des données par stockage</text:p>
          </table:table-cell>
          <table:table-cell table:style-name="ce4"/>
          <table:table-cell table:style-name="ce8" office:value-type="string">
            <text:p>You can get your data back 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6" office:value-type="string">
            <text:p>20.3 pas de portabilité des données</text:p>
          </table:table-cell>
          <table:table-cell table:style-name="ce4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6" office:value-type="string">
            <text:p>20.4 pas de droit d'accès </text:p>
          </table:table-cell>
          <table:table-cell table:style-name="ce4"/>
          <table:table-cell table:number-columns-repeated="2"/>
          <table:table-cell table:style-name="ce2"/>
          <table:table-cell table:number-columns-repeated="2"/>
        </table:table-row>
        <table:table-row table:style-name="ro10" table:number-rows-repeated="4">
          <table:table-cell table:style-name="ce4"/>
          <table:table-cell table:style-name="ce10"/>
          <table:table-cell table:style-name="ce4"/>
          <table:table-cell table:style-name="ce10"/>
          <table:table-cell table:style-name="ce4" table:number-columns-repeated="2"/>
          <table:table-cell table:number-columns-repeated="2"/>
        </table:table-row>
        <table:table-row table:style-name="ro10">
          <table:table-cell table:style-name="ce4"/>
          <table:table-cell table:style-name="ce10"/>
          <table:table-cell table:style-name="ce4" table:number-columns-repeated="4"/>
          <table:table-cell table:number-columns-repeated="2"/>
        </table:table-row>
        <table:table-row table:style-name="ro10" table:number-rows-repeated="65">
          <table:table-cell table:style-name="ce4"/>
          <table:table-cell/>
          <table:table-cell table:style-name="ce4" table:number-columns-repeated="4"/>
          <table:table-cell table:number-columns-repeated="2"/>
        </table:table-row>
        <table:table-row table:style-name="ro10">
          <table:table-cell table:style-name="ce4"/>
          <table:table-cell/>
          <table:table-cell table:style-name="ce4" table:number-columns-repeated="4"/>
          <table:table-cell table:number-columns-repeated="2"/>
        </table:table-row>
      </table:table>
      <table:table table:name="Feuille2" table:style-name="ta1" table:print="false">
        <table:table-column table:style-name="co5" table:number-columns-repeated="6" table:default-cell-style-name="ce4"/>
        <table:table-column table:style-name="co5" table:default-cell-style-name="Default"/>
        <table:table-row table:style-name="ro10" table:number-rows-repeated="5">
          <table:table-cell table:number-columns-repeated="3"/>
          <table:table-cell table:style-name="Default" table:number-columns-repeated="3"/>
          <table:table-cell/>
        </table:table-row>
        <table:table-row table:style-name="ro10">
          <table:table-cell table:style-name="ce15"/>
          <table:table-cell table:number-columns-repeated="5"/>
          <table:table-cell table:style-name="ce4"/>
        </table:table-row>
        <table:table-row table:style-name="ro10" table:number-rows-repeated="9">
          <table:table-cell table:number-columns-repeated="7"/>
        </table:table-row>
        <table:table-row table:style-name="ro10">
          <table:table-cell table:number-columns-repeated="7"/>
        </table:table-row>
      </table:table>
      <table:table table:name="Feuille3" table:style-name="ta1" table:print="false">
        <table:table-column table:style-name="co5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28/04/2015</text:date>, <text:time>21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a </meta:initial-creator>
    <meta:creation-date>2015-04-27T22:13:53</meta:creation-date>
    <dc:date>2015-04-28T21:31:06.09</dc:date>
    <dc:creator>tsa </dc:creator>
    <meta:editing-duration>PT04H22M12S</meta:editing-duration>
    <meta:editing-cycles>5</meta:editing-cycles>
    <meta:generator>OpenOffice.org/3.2$Win32 OpenOffice.org_project/320m18$Build-9502</meta:generator>
    <dc:description>voir MAJ sur https://github.com/tsaintaubin/referentiel_cgu </dc:description>
    <dc:title>Referentiel CGU</dc:title>
    <dc:subject>Clauses données personnelles récurrentes CGU + variantes</dc:subject>
    <meta:document-statistic meta:table-count="3" meta:cell-count="221" meta:object-count="0"/>
    <meta:user-defined meta:name="Referentiel CGU"/>
  </office:meta>
</office:document-meta>
</file>